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_20_concave" draw:marker-end-width="0.3cm" draw:fill="none" draw:textarea-vertical-align="middle"/>
    </style:style>
    <style:style style:name="gr4" style:family="graphic" style:parent-style-name="objectwithoutfill">
      <style:graphic-properties draw:marker-end="Arrow_20_concave" draw:marker-end-width="0.254cm" draw:fill="none" draw:textarea-vertical-align="middle"/>
    </style:style>
    <style:style style:name="gr5" style:family="graphic" style:parent-style-name="objectwithoutfill">
      <style:graphic-properties draw:stroke="dash" draw:stroke-dash="Fine_20_Dotted" svg:stroke-width="0.051cm" draw:marker-start-width="0.355cm" draw:marker-end="" draw:marker-end-width="0.40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3cm" svg:height="0.725cm" svg:x="0.746cm" svg:y="5.355cm">
          <draw:text-box>
            <text:p><text:span text:style-name="T1">DIN</text:span></text:p>
          </draw:text-box>
        </draw:frame>
        <draw:rect draw:style-name="gr2" draw:text-style-name="P2" draw:layer="layout" svg:width="1.27cm" svg:height="1.27cm" svg:x="12.938cm" svg:y="5.064cm">
          <text:p text:style-name="P2">R</text:p>
        </draw:rect>
        <draw:line draw:style-name="gr3" draw:text-style-name="P2" draw:layer="layout" svg:x1="13.954cm" svg:y1="5.191cm" svg:x2="13.954cm" svg:y2="6.207cm">
          <text:p/>
        </draw:line>
        <draw:rect draw:style-name="gr2" draw:text-style-name="P2" xml:id="id2" draw:id="id2" draw:layer="layout" svg:width="1.27cm" svg:height="1.27cm" svg:x="6.207cm" svg:y="3.794cm">
          <text:p text:style-name="P2">z<text:span text:style-name="T2">-1</text:span></text:p>
        </draw:rect>
        <draw:circle draw:style-name="gr2" draw:text-style-name="P2" xml:id="id3" draw:id="id3" draw:layer="layout" svg:width="0.762cm" svg:height="0.762cm" svg:x="5.572cm" svg:y="5.318cm">
          <text:p text:style-name="P2">+</text:p>
        </draw:circle>
        <draw:line draw:style-name="gr4" draw:text-style-name="P2" xml:id="id1" draw:id="id1" draw:layer="layout" svg:x1="6.334cm" svg:y1="5.699cm" svg:x2="8.493cm" svg:y2="5.699cm">
          <text:p/>
        </draw:line>
        <draw:connector draw:style-name="gr4" draw:text-style-name="P2" draw:layer="layout" draw:line-skew="-1.008cm" svg:x1="7.413cm" svg:y1="5.699cm" svg:x2="7.477cm" svg:y2="4.429cm" draw:start-shape="id1" draw:start-glue-point="0" draw:end-shape="id2" draw:end-glue-point="1" svg:d="M7413 5699h572v-1270h-508">
          <text:p/>
        </draw:connector>
        <draw:connector draw:style-name="gr4" draw:text-style-name="P2" draw:layer="layout" svg:x1="6.207cm" svg:y1="4.429cm" svg:x2="5.953cm" svg:y2="5.318cm" draw:start-shape="id2" draw:start-glue-point="3" draw:end-shape="id3" draw:end-glue-point="0" svg:d="M6207 4429h-254v889">
          <text:p/>
        </draw:connector>
        <draw:line draw:style-name="gr4" draw:text-style-name="P2" draw:layer="layout" svg:x1="1.762cm" svg:y1="5.699cm" svg:x2="2.651cm" svg:y2="5.699cm">
          <text:p/>
        </draw:line>
        <draw:rect draw:style-name="gr2" draw:text-style-name="P2" xml:id="id5" draw:id="id5" draw:layer="layout" svg:width="1.27cm" svg:height="1.27cm" svg:x="10.652cm" svg:y="3.794cm">
          <text:p text:style-name="P2">z<text:span text:style-name="T2">-1</text:span></text:p>
        </draw:rect>
        <draw:circle draw:style-name="gr2" draw:text-style-name="P2" xml:id="id6" draw:id="id6" draw:layer="layout" svg:width="0.762cm" svg:height="0.762cm" svg:x="10.017cm" svg:y="5.318cm">
          <text:p text:style-name="P2">+</text:p>
        </draw:circle>
        <draw:line draw:style-name="gr4" draw:text-style-name="P2" xml:id="id4" draw:id="id4" draw:layer="layout" svg:x1="10.779cm" svg:y1="5.699cm" svg:x2="12.938cm" svg:y2="5.699cm">
          <text:p/>
        </draw:line>
        <draw:connector draw:style-name="gr4" draw:text-style-name="P2" draw:layer="layout" draw:line-skew="-1.008cm" svg:x1="11.858cm" svg:y1="5.699cm" svg:x2="11.922cm" svg:y2="4.429cm" draw:start-shape="id4" draw:start-glue-point="0" draw:end-shape="id5" draw:end-glue-point="1" svg:d="M11858 5699h572v-1270h-508">
          <text:p/>
        </draw:connector>
        <draw:connector draw:style-name="gr4" draw:text-style-name="P2" draw:layer="layout" svg:x1="10.652cm" svg:y1="4.429cm" svg:x2="10.398cm" svg:y2="5.318cm" draw:start-shape="id5" draw:start-glue-point="3" draw:end-shape="id6" draw:end-glue-point="0" svg:d="M10652 4429h-254v889">
          <text:p/>
        </draw:connector>
        <draw:rect draw:style-name="gr2" draw:text-style-name="P2" xml:id="id8" draw:id="id8" draw:layer="layout" svg:width="1.27cm" svg:height="1.27cm" svg:x="3.286cm" svg:y="3.794cm">
          <text:p text:style-name="P2">z<text:span text:style-name="T2">-1</text:span></text:p>
        </draw:rect>
        <draw:circle draw:style-name="gr2" draw:text-style-name="P2" xml:id="id9" draw:id="id9" draw:layer="layout" svg:width="0.762cm" svg:height="0.762cm" svg:x="2.651cm" svg:y="5.318cm">
          <text:p text:style-name="P2">+</text:p>
        </draw:circle>
        <draw:line draw:style-name="gr4" draw:text-style-name="P2" xml:id="id7" draw:id="id7" draw:layer="layout" svg:x1="3.413cm" svg:y1="5.699cm" svg:x2="5.572cm" svg:y2="5.699cm">
          <text:p/>
        </draw:line>
        <draw:connector draw:style-name="gr4" draw:text-style-name="P2" draw:layer="layout" draw:line-skew="-1.008cm" svg:x1="4.492cm" svg:y1="5.699cm" svg:x2="4.556cm" svg:y2="4.429cm" draw:start-shape="id7" draw:start-glue-point="0" draw:end-shape="id8" draw:end-glue-point="1" svg:d="M4492 5699h572v-1270h-508">
          <text:p/>
        </draw:connector>
        <draw:connector draw:style-name="gr4" draw:text-style-name="P2" draw:layer="layout" svg:x1="3.286cm" svg:y1="4.429cm" svg:x2="3.032cm" svg:y2="5.318cm" draw:start-shape="id8" draw:start-glue-point="3" draw:end-shape="id9" draw:end-glue-point="0" svg:d="M3286 4429h-254v889">
          <text:p/>
        </draw:connector>
        <draw:line draw:style-name="gr5" draw:text-style-name="P2" draw:layer="layout" svg:x1="8.698cm" svg:y1="5.682cm" svg:x2="9.763cm" svg:y2="5.699cm">
          <text:p/>
        </draw:line>
        <draw:line draw:style-name="gr5" draw:text-style-name="P2" draw:layer="layout" svg:x1="17.207cm" svg:y1="5.682cm" svg:x2="18.399cm" svg:y2="5.699cm">
          <text:p/>
        </draw:line>
        <draw:rect draw:style-name="gr2" draw:text-style-name="P2" xml:id="id11" draw:id="id11" draw:layer="layout" svg:width="1.27cm" svg:height="1.27cm" svg:x="14.97cm" svg:y="3.794cm">
          <text:p text:style-name="P2">z<text:span text:style-name="T2">-M</text:span></text:p>
        </draw:rect>
        <draw:circle draw:style-name="gr2" draw:text-style-name="P2" xml:id="id12" draw:id="id12" draw:layer="layout" svg:width="0.762cm" svg:height="0.762cm" svg:x="16.24cm" svg:y="5.318cm">
          <text:p text:style-name="P2">+</text:p>
        </draw:circle>
        <draw:line draw:style-name="gr4" draw:text-style-name="P2" xml:id="id10" draw:id="id10" draw:layer="layout" svg:x1="14.208cm" svg:y1="5.699cm" svg:x2="16.24cm" svg:y2="5.699cm">
          <text:p/>
        </draw:line>
        <draw:connector draw:style-name="gr4" draw:text-style-name="P2" draw:layer="layout" draw:line-skew="0.755cm" svg:x1="15.224cm" svg:y1="5.699cm" svg:x2="14.97cm" svg:y2="4.429cm" draw:start-shape="id10" draw:start-glue-point="0" draw:end-shape="id11" draw:end-glue-point="3" svg:d="M15224 5699h-762v-1270h508">
          <text:p/>
        </draw:connector>
        <draw:connector draw:style-name="gr4" draw:text-style-name="P2" draw:layer="layout" svg:x1="16.24cm" svg:y1="4.429cm" svg:x2="16.621cm" svg:y2="5.318cm" draw:start-shape="id11" draw:start-glue-point="1" draw:end-shape="id12" draw:end-glue-point="0" svg:d="M16240 4429h381v889">
          <text:p/>
        </draw:connector>
        <draw:frame draw:style-name="gr6" draw:layer="layout" svg:width="0.714cm" svg:height="0.962cm" svg:x="16.621cm" svg:y="4.302cm">
          <draw:text-box>
            <text:p>-</text:p>
          </draw:text-box>
        </draw:frame>
        <draw:frame draw:style-name="gr7" draw:text-style-name="P1" draw:layer="layout" svg:width="0.748cm" svg:height="0.725cm" svg:x="15.605cm" svg:y="5.753cm">
          <draw:text-box>
            <text:p><text:span text:style-name="T1">+</text:span></text:p>
          </draw:text-box>
        </draw:frame>
        <draw:rect draw:style-name="gr2" draw:text-style-name="P2" xml:id="id14" draw:id="id14" draw:layer="layout" svg:width="1.27cm" svg:height="1.27cm" svg:x="19.288cm" svg:y="3.777cm">
          <text:p text:style-name="P2">z<text:span text:style-name="T2">-M</text:span></text:p>
        </draw:rect>
        <draw:circle draw:style-name="gr2" draw:text-style-name="P2" xml:id="id15" draw:id="id15" draw:layer="layout" svg:width="0.762cm" svg:height="0.762cm" svg:x="20.558cm" svg:y="5.301cm">
          <text:p text:style-name="P2">+</text:p>
        </draw:circle>
        <draw:line draw:style-name="gr4" draw:text-style-name="P2" xml:id="id13" draw:id="id13" draw:layer="layout" svg:x1="18.526cm" svg:y1="5.682cm" svg:x2="20.558cm" svg:y2="5.682cm">
          <text:p/>
        </draw:line>
        <draw:connector draw:style-name="gr4" draw:text-style-name="P2" draw:layer="layout" draw:line-skew="0.755cm" svg:x1="19.542cm" svg:y1="5.682cm" svg:x2="19.288cm" svg:y2="4.412cm" draw:start-shape="id13" draw:start-glue-point="0" draw:end-shape="id14" draw:end-glue-point="3" svg:d="M19542 5682h-762v-1270h508">
          <text:p/>
        </draw:connector>
        <draw:connector draw:style-name="gr4" draw:text-style-name="P2" draw:layer="layout" svg:x1="20.558cm" svg:y1="4.412cm" svg:x2="20.939cm" svg:y2="5.301cm" draw:start-shape="id14" draw:start-glue-point="1" draw:end-shape="id15" draw:end-glue-point="0" svg:d="M20558 4412h381v889">
          <text:p/>
        </draw:connector>
        <draw:frame draw:style-name="gr6" draw:layer="layout" svg:width="0.714cm" svg:height="0.962cm" svg:x="20.939cm" svg:y="4.285cm">
          <draw:text-box>
            <text:p>-</text:p>
          </draw:text-box>
        </draw:frame>
        <draw:frame draw:style-name="gr7" draw:text-style-name="P1" draw:layer="layout" svg:width="0.748cm" svg:height="0.725cm" svg:x="19.923cm" svg:y="5.736cm">
          <draw:text-box>
            <text:p><text:span text:style-name="T1">+</text:span></text:p>
          </draw:text-box>
        </draw:frame>
        <draw:rect draw:style-name="gr2" draw:text-style-name="P2" xml:id="id17" draw:id="id17" draw:layer="layout" svg:width="1.27cm" svg:height="1.27cm" svg:x="22.082cm" svg:y="3.794cm">
          <text:p text:style-name="P2">z<text:span text:style-name="T2">-M</text:span></text:p>
        </draw:rect>
        <draw:circle draw:style-name="gr2" draw:text-style-name="P2" xml:id="id18" draw:id="id18" draw:layer="layout" svg:width="0.762cm" svg:height="0.762cm" svg:x="23.352cm" svg:y="5.318cm">
          <text:p text:style-name="P2">+</text:p>
        </draw:circle>
        <draw:line draw:style-name="gr4" draw:text-style-name="P2" xml:id="id16" draw:id="id16" draw:layer="layout" svg:x1="21.32cm" svg:y1="5.699cm" svg:x2="23.352cm" svg:y2="5.699cm">
          <text:p/>
        </draw:line>
        <draw:connector draw:style-name="gr4" draw:text-style-name="P2" draw:layer="layout" draw:line-skew="0.755cm" svg:x1="22.336cm" svg:y1="5.699cm" svg:x2="22.082cm" svg:y2="4.429cm" draw:start-shape="id16" draw:start-glue-point="0" draw:end-shape="id17" draw:end-glue-point="3" svg:d="M22336 5699h-762v-1270h508">
          <text:p/>
        </draw:connector>
        <draw:connector draw:style-name="gr4" draw:text-style-name="P2" draw:layer="layout" svg:x1="23.352cm" svg:y1="4.429cm" svg:x2="23.733cm" svg:y2="5.318cm" draw:start-shape="id17" draw:start-glue-point="1" draw:end-shape="id18" draw:end-glue-point="0" svg:d="M23352 4429h381v889">
          <text:p/>
        </draw:connector>
        <draw:frame draw:style-name="gr6" draw:layer="layout" svg:width="0.714cm" svg:height="0.962cm" svg:x="23.733cm" svg:y="4.302cm">
          <draw:text-box>
            <text:p>-</text:p>
          </draw:text-box>
        </draw:frame>
        <draw:frame draw:style-name="gr7" draw:text-style-name="P1" draw:layer="layout" svg:width="0.748cm" svg:height="0.725cm" svg:x="22.717cm" svg:y="5.753cm">
          <draw:text-box>
            <text:p><text:span text:style-name="T1">+</text:span></text:p>
          </draw:text-box>
        </draw:frame>
        <draw:line draw:style-name="gr4" draw:text-style-name="P2" draw:layer="layout" svg:x1="24.114cm" svg:y1="5.699cm" svg:x2="25.208cm" svg:y2="5.682cm">
          <text:p/>
        </draw:line>
        <draw:frame draw:style-name="gr8" draw:text-style-name="P1" draw:layer="layout" svg:width="1.7cm" svg:height="0.725cm" svg:x="25.24cm" svg:y="5.318cm">
          <draw:text-box>
            <text:p><text:span text:style-name="T1">D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1-27T15:05:58</dc:date>
    <dc:creator>embedded embedded</dc:creator>
    <meta:generator>OpenOffice/4.1.0$Unix OpenOffice.org_project/410m18$Build-9764</meta:generator>
    <meta:editing-duration>PT23M15S</meta:editing-duration>
    <meta:editing-cycles>6</meta:editing-cycles>
    <meta:document-statistic meta:object-count="44"/>
  </office:meta>
</office:document-meta>
</file>